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in" fo:margin-right="0in" fo:text-indent="0.3118in" style:auto-text-indent="false" fo:background-color="transparent"/>
    </style:style>
    <style:style style:name="P2" style:family="paragraph" style:parent-style-name="Standard">
      <loext:graphic-properties draw:fill="none"/>
      <style:paragraph-properties fo:margin-left="0in" fo:margin-right="0in" fo:text-indent="0.3118in" style:auto-text-indent="false" fo:background-color="transparent"/>
      <style:text-properties officeooo:rsid="00180c95" officeooo:paragraph-rsid="00180c95"/>
    </style:style>
    <style:style style:name="P3"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1a76df"/>
    </style:style>
    <style:style style:name="P4"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1ac6f4"/>
    </style:style>
    <style:style style:name="P5" style:family="paragraph" style:parent-style-name="Standard">
      <loext:graphic-properties draw:fill="none"/>
      <style:paragraph-properties fo:margin-left="0in" fo:margin-right="0in" fo:text-indent="0.3118in" style:auto-text-indent="false" fo:background-color="transparent"/>
      <style:text-properties officeooo:rsid="001a76df" officeooo:paragraph-rsid="002b1658"/>
    </style:style>
    <style:style style:name="P6" style:family="paragraph" style:parent-style-name="Standard">
      <loext:graphic-properties draw:fill="none"/>
      <style:paragraph-properties fo:margin-left="0in" fo:margin-right="0in" fo:text-indent="0.3118in" style:auto-text-indent="false" fo:background-color="transparent"/>
      <style:text-properties fo:font-weight="bold" officeooo:rsid="001f6de3" officeooo:paragraph-rsid="001f6de3" style:font-weight-asian="bold" style:font-weight-complex="bold"/>
    </style:style>
    <style:style style:name="P7" style:family="paragraph" style:parent-style-name="Standard">
      <loext:graphic-properties draw:fill="none"/>
      <style:paragraph-properties fo:margin-left="0in" fo:margin-right="0in" fo:text-indent="0.3118in" style:auto-text-indent="false" fo:background-color="transparent"/>
      <style:text-properties officeooo:rsid="001f5631" officeooo:paragraph-rsid="001f5631"/>
    </style:style>
    <style:style style:name="P8" style:family="paragraph" style:parent-style-name="Standard">
      <loext:graphic-properties draw:fill="none"/>
      <style:paragraph-properties fo:margin-left="0in" fo:margin-right="0in" fo:text-indent="0.3118in" style:auto-text-indent="false" fo:background-color="transparent"/>
      <style:text-properties officeooo:rsid="001f6de3" officeooo:paragraph-rsid="0033c921"/>
    </style:style>
    <style:style style:name="P9"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70ed50"/>
    </style:style>
    <style:style style:name="P10"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843972"/>
    </style:style>
    <style:style style:name="P11"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960e49"/>
    </style:style>
    <style:style style:name="P12" style:family="paragraph" style:parent-style-name="Standard">
      <loext:graphic-properties draw:fill="none"/>
      <style:paragraph-properties fo:margin-left="0in" fo:margin-right="0in" fo:text-indent="0.3118in" style:auto-text-indent="false" fo:background-color="transparent"/>
      <style:text-properties officeooo:rsid="00437633" officeooo:paragraph-rsid="00b3e362"/>
    </style:style>
    <style:style style:name="P13" style:family="paragraph" style:parent-style-name="Standard">
      <loext:graphic-properties draw:fill="none"/>
      <style:paragraph-properties fo:margin-left="0in" fo:margin-right="0in" fo:text-indent="0.3118in" style:auto-text-indent="false" fo:background-color="transparent"/>
      <style:text-properties officeooo:rsid="00b77747" officeooo:paragraph-rsid="00dd9351"/>
    </style:style>
    <style:style style:name="P14" style:family="paragraph" style:parent-style-name="Standard">
      <loext:graphic-properties draw:fill="none"/>
      <style:paragraph-properties fo:margin-left="0.3118in" fo:margin-right="0in" fo:text-indent="0.3118in" style:auto-text-indent="false" fo:background-color="transparent"/>
      <style:text-properties style:font-name="Ubuntu Mono" officeooo:rsid="001f6de3" officeooo:paragraph-rsid="001f6de3"/>
    </style:style>
    <style:style style:name="P15" style:family="paragraph" style:parent-style-name="Standard">
      <loext:graphic-properties draw:fill="none"/>
      <style:paragraph-properties fo:margin-left="0.3118in" fo:margin-right="0in" fo:text-indent="0.3118in" style:auto-text-indent="false" fo:background-color="transparent"/>
      <style:text-properties style:font-name="Ubuntu Mono" fo:font-style="italic" officeooo:rsid="001f6de3" officeooo:paragraph-rsid="001f6de3" style:font-style-asian="italic" style:font-style-complex="italic"/>
    </style:style>
    <style:style style:name="P16" style:family="paragraph" style:parent-style-name="Standard">
      <loext:graphic-properties draw:fill="none"/>
      <style:paragraph-properties fo:margin-left="0.3118in" fo:margin-right="0in" fo:text-indent="0.3118in" style:auto-text-indent="false" fo:background-color="transparent"/>
      <style:text-properties style:font-name="Ubuntu Mono" officeooo:rsid="008dc87e" officeooo:paragraph-rsid="00b3e362"/>
    </style:style>
    <style:style style:name="P17"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8dc87e" officeooo:paragraph-rsid="00b3e362" style:font-weight-asian="bold" style:font-weight-complex="bold"/>
    </style:style>
    <style:style style:name="P18"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8dc87e" officeooo:paragraph-rsid="00bf99ec" style:font-weight-asian="bold" style:font-weight-complex="bold"/>
    </style:style>
    <style:style style:name="P19"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8dc87e" officeooo:paragraph-rsid="00d7b84e" style:font-weight-asian="bold" style:font-weight-complex="bold"/>
    </style:style>
    <style:style style:name="P20"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bd6b0f" officeooo:paragraph-rsid="00bd6b0f" style:font-weight-asian="bold" style:font-weight-complex="bold"/>
    </style:style>
    <style:style style:name="P21"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b3e362" style:font-weight-asian="normal" style:font-weight-complex="normal"/>
    </style:style>
    <style:style style:name="P22"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b9c443" style:font-weight-asian="normal" style:font-weight-complex="normal"/>
    </style:style>
    <style:style style:name="P23"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0c84037" style:font-weight-asian="normal" style:font-weight-complex="normal"/>
    </style:style>
    <style:style style:name="P24"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8dc87e" officeooo:paragraph-rsid="00bf99ec" style:font-weight-asian="normal" style:font-weight-complex="normal"/>
    </style:style>
    <style:style style:name="P25"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Ubuntu Mono" officeooo:rsid="001f6de3" officeooo:paragraph-rsid="001f6de3"/>
    </style:style>
    <style:style style:name="P26"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Ubuntu Mono" fo:font-weight="normal" officeooo:rsid="00b6ac78" officeooo:paragraph-rsid="00b6ac78" style:font-weight-asian="normal" style:font-weight-complex="normal"/>
    </style:style>
    <style:style style:name="P27" style:family="paragraph" style:parent-style-name="Standard">
      <loext:graphic-properties draw:fill="none"/>
      <style:paragraph-properties fo:margin-left="0.3118in" fo:margin-right="0in" fo:text-indent="0in" style:auto-text-indent="false" fo:background-color="transparent"/>
      <style:text-properties style:font-name="Ubuntu Mono" fo:font-weight="bold" officeooo:rsid="008dc87e" officeooo:paragraph-rsid="00bf99ec" style:font-weight-asian="bold" style:font-weight-complex="bold"/>
    </style:style>
    <style:style style:name="P28" style:family="paragraph" style:parent-style-name="Standard">
      <loext:graphic-properties draw:fill="none"/>
      <style:paragraph-properties fo:margin-left="0in" fo:margin-right="0in" fo:text-indent="0in" style:auto-text-indent="false" fo:background-color="transparent"/>
      <style:text-properties style:font-name="Ubuntu Mono" fo:font-weight="normal" officeooo:rsid="008dc87e" officeooo:paragraph-rsid="00bf99ec" style:font-weight-asian="normal" style:font-weight-complex="normal"/>
    </style:style>
    <style:style style:name="P29" style:family="paragraph" style:parent-style-name="Standard">
      <loext:graphic-properties draw:fill="none"/>
      <style:paragraph-properties fo:margin-left="0in" fo:margin-right="0in" fo:text-indent="0.3118in" style:auto-text-indent="false" fo:background-color="transparent"/>
      <style:text-properties fo:font-weight="bold" officeooo:rsid="00b38c03" officeooo:paragraph-rsid="00b38c03" style:font-weight-asian="bold" style:font-weight-complex="bold"/>
    </style:style>
    <style:style style:name="P30" style:family="paragraph" style:parent-style-name="Standard">
      <loext:graphic-properties draw:fill="none"/>
      <style:paragraph-properties fo:margin-left="0in" fo:margin-right="0in" fo:text-indent="0.3118in" style:auto-text-indent="false" fo:background-color="transparent"/>
      <style:text-properties fo:font-weight="bold" officeooo:rsid="00b38c03" officeooo:paragraph-rsid="011242db" style:font-weight-asian="bold" style:font-weight-complex="bold"/>
    </style:style>
    <style:style style:name="P31" style:family="paragraph" style:parent-style-name="Standard">
      <loext:graphic-properties draw:fill="none"/>
      <style:paragraph-properties fo:margin-left="0in" fo:margin-right="0in" fo:text-indent="0.3118in" style:auto-text-indent="false" fo:background-color="transparent"/>
      <style:text-properties officeooo:rsid="00b38c03" officeooo:paragraph-rsid="00b3e362"/>
    </style:style>
    <style:style style:name="P32" style:family="paragraph" style:parent-style-name="Standard">
      <loext:graphic-properties draw:fill="none"/>
      <style:paragraph-properties fo:margin-left="0in" fo:margin-right="0in" fo:text-indent="0.3118in" style:auto-text-indent="false" fo:background-color="transparent"/>
      <style:text-properties officeooo:rsid="00b38c03" officeooo:paragraph-rsid="011242db"/>
    </style:style>
    <style:style style:name="P33" style:family="paragraph" style:parent-style-name="Standard">
      <loext:graphic-properties draw:fill="none"/>
      <style:paragraph-properties fo:margin-left="0in" fo:margin-right="0in" fo:text-indent="0.3118in" style:auto-text-indent="false" fo:background-color="transparent"/>
      <style:text-properties officeooo:rsid="00e08929" officeooo:paragraph-rsid="00e08929"/>
    </style:style>
    <style:style style:name="P34" style:family="paragraph" style:parent-style-name="Standard">
      <loext:graphic-properties draw:fill="none"/>
      <style:paragraph-properties fo:margin-left="0in" fo:margin-right="0in" fo:text-indent="0.3118in" style:auto-text-indent="false" fo:background-color="transparent"/>
      <style:text-properties officeooo:rsid="00e08929" officeooo:paragraph-rsid="011242db"/>
    </style:style>
    <style:style style:name="P35"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f89038"/>
    </style:style>
    <style:style style:name="P36" style:family="paragraph" style:parent-style-name="Standard">
      <loext:graphic-properties draw:fill="none"/>
      <style:paragraph-properties fo:margin-left="0in" fo:margin-right="0in" fo:text-indent="0.3118in" style:auto-text-indent="false" fo:background-color="transparent"/>
      <style:text-properties officeooo:rsid="0036ede1" officeooo:paragraph-rsid="00f5baa6"/>
    </style:style>
    <style:style style:name="P37" style:family="paragraph" style:parent-style-name="Standard">
      <loext:graphic-properties draw:fill="none"/>
      <style:paragraph-properties fo:margin-left="0in" fo:margin-right="0in" fo:text-indent="0.3118in" style:auto-text-indent="false" fo:background-color="transparent"/>
      <style:text-properties officeooo:rsid="001f6de3" officeooo:paragraph-rsid="00e22ffa"/>
    </style:style>
    <style:style style:name="P38" style:family="paragraph" style:parent-style-name="Standard">
      <loext:graphic-properties draw:fill="none"/>
      <style:paragraph-properties fo:margin-left="0in" fo:margin-right="0in" fo:text-indent="0.3118in" style:auto-text-indent="false" fo:background-color="transparent"/>
      <style:text-properties officeooo:rsid="00437633" officeooo:paragraph-rsid="011242db"/>
    </style:style>
    <style:style style:name="P39" style:family="paragraph" style:parent-style-name="Standard">
      <loext:graphic-properties draw:fill="none"/>
      <style:paragraph-properties fo:margin-left="0in" fo:margin-right="0in" fo:text-indent="0.3118in" style:auto-text-indent="false" fo:background-color="transparent"/>
      <style:text-properties officeooo:rsid="00b77747" officeooo:paragraph-rsid="011242db"/>
    </style:style>
    <style:style style:name="P40"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9c443" officeooo:paragraph-rsid="00b9c443" style:font-weight-asian="normal" style:font-weight-complex="normal"/>
    </style:style>
    <style:style style:name="P41"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9c443" officeooo:paragraph-rsid="00c82b6f" style:font-weight-asian="normal" style:font-weight-complex="normal"/>
    </style:style>
    <style:style style:name="P42"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9c443" officeooo:paragraph-rsid="011242db" style:font-weight-asian="normal" style:font-weight-complex="normal"/>
    </style:style>
    <style:style style:name="P43"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f99ec" officeooo:paragraph-rsid="00bf99ec" style:font-weight-asian="normal" style:font-weight-complex="normal"/>
    </style:style>
    <style:style style:name="P44"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f99ec" officeooo:paragraph-rsid="00d7b84e" style:font-weight-asian="normal" style:font-weight-complex="normal"/>
    </style:style>
    <style:style style:name="P45"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f99ec" officeooo:paragraph-rsid="011242db" style:font-weight-asian="normal" style:font-weight-complex="normal"/>
    </style:style>
    <style:style style:name="P46"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cdc4" officeooo:paragraph-rsid="011242db" style:font-weight-asian="normal" style:font-weight-complex="normal"/>
    </style:style>
    <style:style style:name="P47"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8dc87e" officeooo:paragraph-rsid="011242db" style:font-weight-asian="normal" style:font-weight-complex="normal"/>
    </style:style>
    <style:style style:name="P48"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ac78" officeooo:paragraph-rsid="011242db" style:font-weight-asian="normal" style:font-weight-complex="normal"/>
    </style:style>
    <style:style style:name="P49"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ac78" officeooo:paragraph-rsid="011b48bf" style:font-weight-asian="normal" style:font-weight-complex="normal"/>
    </style:style>
    <style:style style:name="P50"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0b6ac78" officeooo:paragraph-rsid="011df1ca" style:font-weight-asian="normal" style:font-weight-complex="normal"/>
    </style:style>
    <style:style style:name="P51"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117c663" officeooo:paragraph-rsid="0117c663" style:font-weight-asian="normal" style:font-weight-complex="normal"/>
    </style:style>
    <style:style style:name="P52"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normal" officeooo:rsid="01161d22" officeooo:paragraph-rsid="01161d22" style:font-weight-asian="normal" style:font-weight-complex="normal"/>
    </style:style>
    <style:style style:name="P53" style:family="paragraph" style:parent-style-name="Standard">
      <loext:graphic-properties draw:fill="none"/>
      <style:paragraph-properties fo:margin-left="0.3118in" fo:margin-right="0in" fo:text-indent="0.3118in" style:auto-text-indent="false" fo:background-color="transparent"/>
      <style:text-properties style:font-name="Ubuntu Mono" officeooo:rsid="008dc87e" officeooo:paragraph-rsid="011242db"/>
    </style:style>
    <style:style style:name="P54" style:family="paragraph" style:parent-style-name="Standard">
      <loext:graphic-properties draw:fill="none"/>
      <style:paragraph-properties fo:margin-left="0.3118in" fo:margin-right="0in" fo:text-indent="0.3118in" style:auto-text-indent="false" fo:background-color="transparent"/>
      <style:text-properties style:font-name="Ubuntu Mono" fo:font-weight="bold" officeooo:rsid="008dc87e" officeooo:paragraph-rsid="011242db" style:font-weight-asian="bold" style:font-weight-complex="bold"/>
    </style:style>
    <style:style style:name="P55"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Ubuntu Mono" fo:font-weight="normal" officeooo:rsid="01161d22" officeooo:paragraph-rsid="01161d22" style:font-weight-asian="normal" style:font-weight-complex="normal"/>
    </style:style>
    <style:style style:name="P56" style:family="paragraph" style:parent-style-name="Standard">
      <loext:graphic-properties draw:fill="none"/>
      <style:paragraph-properties fo:margin-left="0in" fo:margin-right="0in" fo:text-indent="0in" style:auto-text-indent="false" fo:background-color="transparent"/>
      <style:text-properties style:font-name="Ubuntu Mono" fo:font-weight="normal" officeooo:rsid="008dc87e" officeooo:paragraph-rsid="011242db" style:font-weight-asian="normal" style:font-weight-complex="normal"/>
    </style:style>
    <style:style style:name="P57" style:family="paragraph" style:parent-style-name="Standard">
      <loext:graphic-properties draw:fill="none"/>
      <style:paragraph-properties fo:margin-left="0.3118in" fo:margin-right="0in" fo:text-indent="0in" style:auto-text-indent="false" fo:background-color="transparent"/>
      <style:text-properties style:font-name="Ubuntu Mono" fo:font-weight="bold" officeooo:rsid="008dc87e" officeooo:paragraph-rsid="011242db" style:font-weight-asian="bold" style:font-weight-complex="bold"/>
    </style:style>
    <style:style style:name="P58" style:family="paragraph" style:parent-style-name="Heading_20_1" style:master-page-name="">
      <loext:graphic-properties draw:fill="none"/>
      <style:paragraph-properties fo:margin-left="0in" fo:margin-right="0in" fo:margin-top="0.1665in" fo:margin-bottom="0.0835in" loext:contextual-spacing="false" fo:text-indent="0.3118in" style:auto-text-indent="false" style:page-number="auto" fo:background-color="transparent" fo:keep-with-next="always"/>
    </style:style>
    <style:style style:name="P59" style:family="paragraph" style:parent-style-name="Heading_20_3" style:master-page-name="">
      <loext:graphic-properties draw:fill="none"/>
      <style:paragraph-properties fo:margin-left="0in" fo:margin-right="0in" fo:margin-top="0.0972in" fo:margin-bottom="0.0835in" loext:contextual-spacing="false" fo:text-indent="0.3118in" style:auto-text-indent="false" style:page-number="auto" fo:background-color="transparent" fo:keep-with-next="always"/>
      <style:text-properties officeooo:paragraph-rsid="0033c921"/>
    </style:style>
    <style:style style:name="P60" style:family="paragraph" style:parent-style-name="Heading_20_3" style:master-page-name="">
      <loext:graphic-properties draw:fill="none"/>
      <style:paragraph-properties fo:margin-left="0in" fo:margin-right="0in" fo:margin-top="0.0972in" fo:margin-bottom="0.0835in" loext:contextual-spacing="false" fo:text-indent="0.3118in" style:auto-text-indent="false" style:page-number="auto" fo:background-color="transparent" fo:keep-with-next="always"/>
      <style:text-properties officeooo:paragraph-rsid="00e22ffa"/>
    </style:style>
    <style:style style:name="T1" style:family="text">
      <style:text-properties fo:font-weight="bold" style:font-weight-asian="bold" style:font-weight-complex="bold"/>
    </style:style>
    <style:style style:name="T2" style:family="text">
      <style:text-properties fo:font-weight="bold" officeooo:rsid="001ac6f4" style:font-weight-asian="bold" style:font-weight-complex="bold"/>
    </style:style>
    <style:style style:name="T3" style:family="text">
      <style:text-properties fo:font-weight="bold" officeooo:rsid="00b6d699" style:font-weight-asian="bold" style:font-weight-complex="bold"/>
    </style:style>
    <style:style style:name="T4" style:family="text">
      <style:text-properties fo:font-weight="bold" officeooo:rsid="00b855aa" style:font-weight-asian="bold" style:font-weight-complex="bold"/>
    </style:style>
    <style:style style:name="T5" style:family="text">
      <style:text-properties fo:font-weight="bold" officeooo:rsid="00b9c443" style:font-weight-asian="bold" style:font-weight-complex="bold"/>
    </style:style>
    <style:style style:name="T6" style:family="text">
      <style:text-properties fo:font-weight="bold" officeooo:rsid="00bd6b0f" style:font-weight-asian="bold" style:font-weight-complex="bold"/>
    </style:style>
    <style:style style:name="T7" style:family="text">
      <style:text-properties fo:font-weight="bold" officeooo:rsid="01185e7e" style:font-weight-asian="bold" style:font-weight-complex="bold"/>
    </style:style>
    <style:style style:name="T8" style:family="text">
      <style:text-properties fo:font-weight="bold" officeooo:rsid="011dd5d5" style:font-weight-asian="bold" style:font-weight-complex="bold"/>
    </style:style>
    <style:style style:name="T9" style:family="text">
      <style:text-properties style:font-name="Ubuntu Mono"/>
    </style:style>
    <style:style style:name="T10" style:family="text">
      <style:text-properties style:font-name="Ubuntu Mono" officeooo:rsid="002992fe"/>
    </style:style>
    <style:style style:name="T11" style:family="text">
      <style:text-properties style:font-name="Ubuntu Mono" officeooo:rsid="002b1658"/>
    </style:style>
    <style:style style:name="T12" style:family="text">
      <style:text-properties style:font-name="Ubuntu Mono" fo:font-weight="bold" style:font-weight-asian="bold" style:font-weight-complex="bold"/>
    </style:style>
    <style:style style:name="T13" style:family="text">
      <style:text-properties style:font-name="Ubuntu1" officeooo:rsid="002b1658"/>
    </style:style>
    <style:style style:name="T14" style:family="text">
      <style:text-properties style:font-name="Ubuntu1" officeooo:rsid="001c7dac"/>
    </style:style>
    <style:style style:name="T15" style:family="text">
      <style:text-properties style:font-name="Ubuntu1" officeooo:rsid="002c866d"/>
    </style:style>
    <style:style style:name="T16" style:family="text">
      <style:text-properties style:font-name="Ubuntu1" officeooo:rsid="005341be"/>
    </style:style>
    <style:style style:name="T17" style:family="text">
      <style:text-properties officeooo:rsid="0031e4aa"/>
    </style:style>
    <style:style style:name="T18" style:family="text">
      <style:text-properties officeooo:rsid="0033c921"/>
    </style:style>
    <style:style style:name="T19" style:family="text">
      <style:text-properties officeooo:rsid="00379f57"/>
    </style:style>
    <style:style style:name="T20" style:family="text">
      <style:text-properties officeooo:rsid="003b5e62"/>
    </style:style>
    <style:style style:name="T21" style:family="text">
      <style:text-properties officeooo:rsid="006b2c10"/>
    </style:style>
    <style:style style:name="T22" style:family="text">
      <style:text-properties fo:font-style="italic" style:font-style-asian="italic" style:font-style-complex="italic"/>
    </style:style>
    <style:style style:name="T23" style:family="text">
      <style:text-properties fo:font-style="italic" officeooo:rsid="00d409ff" style:font-style-asian="italic" style:font-style-complex="italic"/>
    </style:style>
    <style:style style:name="T24" style:family="text">
      <style:text-properties fo:font-style="italic" officeooo:rsid="00b9adb2" style:font-style-asian="italic" style:font-style-complex="italic"/>
    </style:style>
    <style:style style:name="T25" style:family="text">
      <style:text-properties fo:font-style="italic" officeooo:rsid="00df344e" style:font-style-asian="italic" style:font-style-complex="italic"/>
    </style:style>
    <style:style style:name="T26" style:family="text">
      <style:text-properties fo:font-weight="normal" officeooo:rsid="00bf99ec" style:font-weight-asian="normal" style:font-weight-complex="normal"/>
    </style:style>
    <style:style style:name="T27" style:family="text">
      <style:text-properties fo:font-weight="normal" officeooo:rsid="00c8a15f" style:font-weight-asian="normal" style:font-weight-complex="normal"/>
    </style:style>
    <style:style style:name="T28" style:family="text">
      <style:text-properties fo:font-weight="normal" officeooo:rsid="00cadb2e" style:font-weight-asian="normal" style:font-weight-complex="normal"/>
    </style:style>
    <style:style style:name="T29" style:family="text">
      <style:text-properties fo:font-weight="normal" officeooo:rsid="00d13702" style:font-weight-asian="normal" style:font-weight-complex="normal"/>
    </style:style>
    <style:style style:name="T30" style:family="text">
      <style:text-properties fo:font-weight="normal" officeooo:rsid="00d6134f" style:font-weight-asian="normal" style:font-weight-complex="normal"/>
    </style:style>
    <style:style style:name="T31" style:family="text">
      <style:text-properties fo:font-weight="normal" officeooo:rsid="00d7b84e" style:font-weight-asian="normal" style:font-weight-complex="normal"/>
    </style:style>
    <style:style style:name="T32" style:family="text">
      <style:text-properties fo:font-weight="normal" officeooo:rsid="00d98ca5" style:font-weight-asian="normal" style:font-weight-complex="normal"/>
    </style:style>
    <style:style style:name="T33" style:family="text">
      <style:text-properties officeooo:rsid="00b6d699"/>
    </style:style>
    <style:style style:name="T34" style:family="text">
      <style:text-properties officeooo:rsid="00b855aa"/>
    </style:style>
    <style:style style:name="T35" style:family="text">
      <style:text-properties officeooo:rsid="00b9b014"/>
    </style:style>
    <style:style style:name="T36" style:family="text">
      <style:text-properties officeooo:rsid="00b9c443"/>
    </style:style>
    <style:style style:name="T37" style:family="text">
      <style:text-properties officeooo:rsid="00bd6b0f"/>
    </style:style>
    <style:style style:name="T38" style:family="text">
      <style:text-properties officeooo:rsid="00bf99ec"/>
    </style:style>
    <style:style style:name="T39" style:family="text">
      <style:text-properties officeooo:rsid="00e22ffa"/>
    </style:style>
    <style:style style:name="T40" style:family="text">
      <style:text-properties officeooo:rsid="00e4c2d6"/>
    </style:style>
    <style:style style:name="T41" style:family="text">
      <style:text-properties officeooo:rsid="01185e7e"/>
    </style:style>
    <style:style style:name="T42" style:family="text">
      <style:text-properties officeooo:rsid="0119f1b7"/>
    </style:style>
    <style:style style:name="T43" style:family="text">
      <style:text-properties officeooo:rsid="011dd5d5"/>
    </style:style>
    <style:style style:name="T44" style:family="text">
      <style:text-properties officeooo:rsid="011df1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ximum Subarray</text:p>
      <text:p text:style-name="P1"/>
      <text:h text:style-name="P58" text:outline-level="1">Problem</text:h>
      <text:p text:style-name="P2"/>
      <text:p text:style-name="P3"><text:span text:style-name="T1">Input:</text:span><text:span text:style-name="T12"> </text:span><text:span text:style-name="T10">A:number[]</text:span></text:p>
      <text:p text:style-name="P3"/>
      <text:p text:style-name="P5"><text:span text:style-name="T2">Out</text:span><text:span text:style-name="T1">put:</text:span><text:span text:style-name="T9"> </text:span><text:span text:style-name="T11">R:number[]</text:span><text:span text:style-name="T13"> - a </text:span><text:span text:style-name="T14">contiguous subarray of </text:span><text:span text:style-name="T11">A</text:span><text:span text:style-name="T13"> which </text:span><text:span text:style-name="T15">has the </text:span><text:span text:style-name="T16">largest</text:span><text:span text:style-name="T15"> sum of its elements</text:span></text:p>
      <text:p text:style-name="P4"/>
      <text:p text:style-name="P6">Examples:</text:p>
      <text:p text:style-name="P7"/>
      <text:p text:style-name="P25">Input: <text:span text:style-name="T17">A = [-2, 1, -3, 4, -1, 2, 1, -5, 4]</text:span></text:p>
      <text:p text:style-name="P14">Output: <text:span text:style-name="T17">R = [4, -1, 2, 1]</text:span></text:p>
      <text:p text:style-name="P15">Note: <text:span text:style-name="T17">sum = 6</text:span></text:p>
      <text:p text:style-name="P7"/>
      <text:h text:style-name="P58" text:outline-level="1">Solution</text:h>
      <text:p text:style-name="P8"/>
      <text:h text:style-name="P59" text:outline-level="3">Solution 1: <text:span text:style-name="T18">Divide and Conquer Approach</text:span></text:h>
      <text:p text:style-name="P8"/>
      <text:p text:style-name="P9">The problem is solved recursively. <text:span text:style-name="T20">The input array is</text:span> <text:span text:style-name="T19">divided in half on each recursion step until its size reaches 1 (the base case). Thus, on each step we have a maximum </text:span><text:span text:style-name="T14">contiguous</text:span><text:span text:style-name="T19"> subarray from one half and a maximum </text:span><text:span text:style-name="T14">contiguous </text:span><text:span text:style-name="T19">subarray from the other half. However, these subarrays are not enough to pick the result. The result subarray could cross from one half to the other. So, the goal is to find a maximum </text:span><text:span text:style-name="T14">contiguous</text:span><text:span text:style-name="T19"> subarray which crosses from one half to the other and pick a maximum subarray among three of them.</text:span></text:p>
      <text:p text:style-name="P11"><text:span text:style-name="T21">To find a maximum </text:span><text:span text:style-name="T14">contiguous </text:span><text:span text:style-name="T21">subarray which crosses from one half of the input array to the other, we find a maximum </text:span><text:span text:style-name="T14">contiguous</text:span><text:span text:style-name="T21"> subarray in each half separately with the assumption that the subarrays either start or finish at the center of the input array. Then the subarrays are joined together to produce the result. To find the subarrays we sum the elements in each half separately starting from the center of the input array. Then we just pick the subarrays where the sums are maximum.</text:span></text:p>
      <text:p text:style-name="P10"/>
      <text:p text:style-name="P29">Pseudocode:</text:p>
      <text:p text:style-name="P31"/>
      <text:p text:style-name="P26"><text:span text:style-name="T3">func</text:span><text:span text:style-name="T33"> </text:span>max_subarray(A, begin, end)</text:p>
      <text:p text:style-name="P16"><text:tab/><text:span text:style-name="T4">if</text:span><text:span text:style-name="T34"> length(A) == 1</text:span></text:p>
      <text:p text:style-name="P16"><text:tab/><text:tab/><text:span text:style-name="T4">return</text:span><text:span text:style-name="T34"> A</text:span></text:p>
      <text:p text:style-name="P21"/>
      <text:p text:style-name="P21"><text:tab/><text:span text:style-name="T35">center = (begin + end) / 2</text:span></text:p>
      <text:p text:style-name="P22"><text:tab/><text:span text:style-name="T5">return</text:span><text:span text:style-name="T36"> max(max_subarray(A, begin, center),</text:span></text:p>
      <text:p text:style-name="P40"><text:tab/><text:tab/><text:tab/><text:tab/>max_subarray(A, center + 1, end)</text:p>
      <text:p text:style-name="P41"><text:tab/><text:tab/><text:tab/><text:tab/>max_crossing_subarray(A, begin, center, end))</text:p>
      <text:p text:style-name="P17">end</text:p>
      <text:p text:style-name="P23"><text:soft-page-break/><text:span text:style-name="T6">func</text:span><text:span text:style-name="T37"> max_crossing_subarray(A, begin, center, end)</text:span></text:p>
      <text:p text:style-name="P18"><text:tab/><text:span text:style-name="T38">for </text:span><text:span text:style-name="T26">element </text:span><text:span text:style-name="T38">in</text:span><text:span text:style-name="T26"> A</text:span><text:span text:style-name="T27">[</text:span><text:span text:style-name="T26">center, </text:span><text:span text:style-name="T28">begin</text:span><text:span text:style-name="T27">]</text:span></text:p>
      <text:p text:style-name="P43"><text:tab/><text:tab/>sum = sum + element</text:p>
      <text:p text:style-name="P18"><text:span text:style-name="T26"><text:tab/><text:tab/></text:span><text:span text:style-name="T38">if</text:span><text:span text:style-name="T26"> sum &gt;= max_sum</text:span></text:p>
      <text:p text:style-name="P43"><text:tab/><text:tab/><text:tab/>max_sum = sum</text:p>
      <text:p text:style-name="P18"><text:span text:style-name="T26"><text:tab/><text:tab/><text:tab/></text:span><text:span text:style-name="T29">begin_element</text:span><text:span text:style-name="T26"> = element</text:span></text:p>
      <text:p text:style-name="P18"><text:span text:style-name="T26"><text:tab/><text:tab/></text:span><text:span text:style-name="T38">end</text:span></text:p>
      <text:p text:style-name="P18"><text:span text:style-name="T26"><text:tab/></text:span><text:span text:style-name="T38">end</text:span></text:p>
      <text:p text:style-name="P27"/>
      <text:p text:style-name="P24"><text:span text:style-name="T22"><text:tab/></text:span><text:span text:style-name="T23">reset counters</text:span></text:p>
      <text:p text:style-name="P28"/>
      <text:p text:style-name="P18"><text:tab/><text:span text:style-name="T38">for </text:span><text:span text:style-name="T26">element </text:span><text:span text:style-name="T38">in</text:span><text:span text:style-name="T26"> A</text:span><text:span text:style-name="T30">[</text:span><text:span text:style-name="T26">center + 1, end</text:span><text:span text:style-name="T30">]</text:span></text:p>
      <text:p text:style-name="P44"><text:tab/><text:tab/>sum = sum + element</text:p>
      <text:p text:style-name="P19"><text:span text:style-name="T26"><text:tab/><text:tab/></text:span><text:span text:style-name="T38">if</text:span><text:span text:style-name="T26"> sum &gt;= max_sum</text:span></text:p>
      <text:p text:style-name="P44"><text:tab/><text:tab/><text:tab/>max_sum = sum</text:p>
      <text:p text:style-name="P19"><text:span text:style-name="T26"><text:tab/><text:tab/><text:tab/></text:span><text:span text:style-name="T31">end</text:span><text:span text:style-name="T29">_element</text:span><text:span text:style-name="T26"> = element</text:span></text:p>
      <text:p text:style-name="P44"><text:tab/><text:tab/>end</text:p>
      <text:p text:style-name="P18"><text:span text:style-name="T26"><text:tab/></text:span><text:span text:style-name="T38">end</text:span></text:p>
      <text:p text:style-name="P18"/>
      <text:p text:style-name="P18"><text:tab/><text:span text:style-name="T38">return</text:span><text:span text:style-name="T26"> A[</text:span><text:span text:style-name="T32">begin</text:span><text:span text:style-name="T26">_</text:span><text:span text:style-name="T32">element</text:span><text:span text:style-name="T26">, </text:span><text:span text:style-name="T32">end</text:span><text:span text:style-name="T26">_</text:span><text:span text:style-name="T32">element</text:span><text:span text:style-name="T26">]</text:span></text:p>
      <text:p text:style-name="P20">end</text:p>
      <text:p text:style-name="P12"/>
      <text:p text:style-name="P13"><text:span text:style-name="T1">Time Complexity:</text:span> <text:span text:style-name="T24">O(</text:span><text:span text:style-name="T25">n*log(n)</text:span><text:span text:style-name="T24">)</text:span></text:p>
      <text:p text:style-name="P13"/>
      <text:p text:style-name="P13"><text:span text:style-name="T1">Space Complexity:</text:span> <text:span text:style-name="T24">O(1)</text:span></text:p>
      <text:p text:style-name="P33"/>
      <text:h text:style-name="P60" text:outline-level="3">Solution <text:span text:style-name="T39">2</text:span>: Kadane’s Algorithm</text:h>
      <text:p text:style-name="P37"/>
      <text:p text:style-name="P35"><text:span text:style-name="T40">Each element of the input array can potentially be the last element of the result subarray. In fact, an element is always the last element of some </text:span><text:span text:style-name="T14">contiguous</text:span><text:span text:style-name="T40"> subarray: it either prolongs a previously started subarray or starts and ends a new subarray having just one element. The goal is for each element to find the maximum </text:span><text:span text:style-name="T14">contiguous </text:span><text:span text:style-name="T19">subarray which ends at that element and pick a maximum subarray among them. In order to do that, we iterate through the elements of the input array keeping track of the maximum </text:span><text:span text:style-name="T14">contiguous </text:span><text:span text:style-name="T19">subarray which ends at the previous element (i.e. the result of the previous iteration). In that case, the current element either prolongs that subarray or starts a new one, whichever has the largest sum of its elements.</text:span></text:p>
      <text:p text:style-name="P36"/>
      <text:p text:style-name="P30">Pseudocode:</text:p>
      <text:p text:style-name="P32"/>
      <text:p text:style-name="P55"><text:span text:style-name="T3">f</text:span><text:span text:style-name="T1">or</text:span> e<text:span text:style-name="T42">lement</text:span> <text:span text:style-name="T1">in</text:span> A</text:p>
      <text:p text:style-name="P52"><text:tab/><text:span text:style-name="T41">sum = sum + e</text:span></text:p>
      <text:p text:style-name="P52"/>
      <text:p text:style-name="P48"><text:tab/><text:span text:style-name="T7">if</text:span><text:span text:style-name="T41"> sum &lt; element</text:span></text:p>
      <text:p text:style-name="P49"><text:tab/><text:tab/><text:span text:style-name="T41">begin_element = element</text:span></text:p>
      <text:p text:style-name="P48"><text:tab/><text:tab/><text:span text:style-name="T41">sum = element</text:span></text:p>
      <text:p text:style-name="P48"><text:tab/><text:span text:style-name="T7">end</text:span></text:p>
      <text:p text:style-name="P48"><text:span text:style-name="T7"/></text:p>
      <text:p text:style-name="P48"><text:span text:style-name="T7"><text:tab/></text:span><text:span text:style-name="T8">if</text:span><text:span text:style-name="T43"> sum(result) &lt; sum(A[begin_element, e])</text:span></text:p>
      <text:p text:style-name="P50"><text:tab/><text:tab/><text:span text:style-name="T44">result = A[begin_element, e]</text:span></text:p>
      <text:p text:style-name="P51"><text:span text:style-name="T3">e</text:span><text:span text:style-name="T1">nd</text:span></text:p>
      <text:p text:style-name="P38"/>
      <text:p text:style-name="P39"><text:soft-page-break/><text:span text:style-name="T1">Time Complexity:</text:span> <text:span text:style-name="T24">O(</text:span><text:span text:style-name="T25">n</text:span><text:span text:style-name="T24">)</text:span></text:p>
      <text:p text:style-name="P39"/>
      <text:p text:style-name="P39"><text:span text:style-name="T1">Space Complexity:</text:span> <text:span text:style-name="T24">O(1)</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 Mono" svg:font-family="'Ubuntu Mono'"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3:18:38.750847592</meta:creation-date>
    <dc:date>2020-04-17T19:07:35.410273212</dc:date>
    <meta:editing-duration>PT7H57M12S</meta:editing-duration>
    <meta:editing-cycles>213</meta:editing-cycles>
    <meta:generator>LibreOffice/6.0.7.3$Linux_X86_64 LibreOffice_project/00m0$Build-3</meta:generator>
    <meta:document-statistic meta:table-count="0" meta:image-count="0" meta:object-count="0" meta:page-count="3" meta:paragraph-count="55" meta:word-count="496" meta:character-count="2901" meta:non-whitespace-character-count="2407"/>
  </office:meta>
</office:document-meta>
</file>